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0f7" officeooo:paragraph-rsid="001ee0f7"/>
    </style:style>
    <style:style style:name="P2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officeooo:rsid="001ee0f7" officeooo:paragraph-rsid="001ee0f7" fo:background-color="#1e1e1e" style:font-size-asian="7pt" style:font-size-complex="7pt"/>
    </style:style>
    <style:style style:name="P3" style:family="paragraph" style:parent-style-name="Standard">
      <style:text-properties fo:color="#569cd6" loext:opacity="100%" style:font-name="Droid Sans Mono" fo:font-size="7pt" fo:font-weight="normal" officeooo:rsid="000f0c82" officeooo:paragraph-rsid="001ee0f7" fo:background-color="#1e1e1e" style:font-size-asian="7pt" style:font-size-complex="7pt"/>
    </style:style>
    <style:style style:name="P4" style:family="paragraph" style:parent-style-name="Standard">
      <style:paragraph-properties style:line-height-at-least="0.503cm"/>
      <style:text-properties fo:color="#569cd6" loext:opacity="100%" style:font-name="Droid Sans Mono" fo:font-size="7pt" fo:font-weight="normal" fo:background-color="#1e1e1e" style:font-size-asian="7pt" style:font-size-complex="7pt"/>
    </style:style>
    <style:style style:name="P5" style:family="paragraph" style:parent-style-name="Standard">
      <style:text-properties officeooo:rsid="0010eaff" officeooo:paragraph-rsid="001ee0f7"/>
    </style:style>
    <style:style style:name="P6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officeooo:paragraph-rsid="001ee0f7" fo:background-color="#1e1e1e" style:font-size-asian="7pt" style:font-size-complex="7pt"/>
    </style:style>
    <style:style style:name="P7" style:family="paragraph" style:parent-style-name="Standard">
      <style:paragraph-properties style:line-height-at-least="0.503cm"/>
      <style:text-properties fo:color="#d4d4d4" loext:opacity="100%" style:font-name="Droid Sans Mono" fo:font-size="7pt" fo:font-weight="normal" fo:background-color="#1e1e1e" style:font-size-asian="7pt" style:font-size-complex="7pt"/>
    </style:style>
    <style:style style:name="P8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7pt" fo:font-weight="normal" fo:background-color="#1e1e1e" style:font-size-asian="7pt" style:font-size-complex="7pt"/>
    </style:style>
    <style:style style:name="P9" style:family="paragraph" style:parent-style-name="Standard">
      <style:paragraph-properties style:line-height-at-least="0.503cm"/>
      <style:text-properties fo:font-size="7pt" officeooo:paragraph-rsid="001ee0f7" style:font-size-asian="7pt" style:font-size-complex="7pt"/>
    </style:style>
    <style:style style:name="P10" style:family="paragraph" style:parent-style-name="Standard">
      <style:paragraph-properties fo:margin-top="0cm" fo:margin-bottom="0.499cm" style:contextual-spacing="false" style:line-height-at-least="0.503cm"/>
      <style:text-properties fo:font-size="7pt" style:font-size-asian="7pt" style:font-size-complex="7pt"/>
    </style:style>
    <style:style style:name="P11" style:family="paragraph" style:parent-style-name="Standard">
      <style:paragraph-properties style:line-height-at-least="0.503cm"/>
      <style:text-properties fo:font-size="7pt" style:font-size-asian="7pt" style:font-size-complex="7pt"/>
    </style:style>
    <style:style style:name="P12" style:family="paragraph" style:parent-style-name="Standard">
      <style:text-properties fo:font-size="7pt" officeooo:paragraph-rsid="001ee0f7" style:font-size-asian="7pt" style:font-size-complex="7pt"/>
    </style:style>
    <style:style style:name="P13" style:family="paragraph" style:parent-style-name="Standard">
      <style:text-properties fo:font-size="7pt" officeooo:rsid="001ee0f7" officeooo:paragraph-rsid="001ee0f7" style:font-size-asian="7pt" style:font-size-complex="7pt"/>
    </style:style>
    <style:style style:name="P14" style:family="paragraph" style:parent-style-name="Standard">
      <style:paragraph-properties style:line-height-at-least="0.503cm"/>
      <style:text-properties fo:color="#6a9955" loext:opacity="100%" style:font-name="Droid Sans Mono" fo:font-size="7pt" fo:font-weight="normal" officeooo:paragraph-rsid="001ee0f7" fo:background-color="#1e1e1e" style:font-size-asian="7pt" style:font-size-complex="7pt"/>
    </style:style>
    <style:style style:name="P15" style:family="paragraph" style:parent-style-name="Standard">
      <style:paragraph-properties style:line-height-at-least="0.503cm"/>
      <style:text-properties fo:color="#6a9955" loext:opacity="100%" style:font-name="Droid Sans Mono" fo:font-size="7pt" fo:font-weight="normal" fo:background-color="#1e1e1e" style:font-size-asian="7pt" style:font-size-complex="7pt"/>
    </style:style>
    <style:style style:name="P16" style:family="paragraph" style:parent-style-name="Standard">
      <style:text-properties fo:color="#6a9955" loext:opacity="100%" style:font-name="Droid Sans Mono" fo:font-size="7pt" fo:font-weight="normal" officeooo:rsid="001ee0f7" officeooo:paragraph-rsid="001ee0f7" fo:background-color="#1e1e1e" style:font-size-asian="7pt" style:font-size-complex="7pt"/>
    </style:style>
    <style:style style:name="P17" style:family="paragraph" style:parent-style-name="Standard">
      <style:paragraph-properties style:line-height-at-least="0.503cm"/>
      <style:text-properties fo:color="#000000" loext:opacity="100%" style:font-name="Droid Sans Mono" fo:font-size="7pt" fo:font-weight="normal" officeooo:rsid="0010eaff" officeooo:paragraph-rsid="001ee0f7" fo:background-color="transparent" style:font-size-asian="7pt" style:font-size-complex="7pt"/>
    </style:style>
    <style:style style:name="P18" style:family="paragraph" style:parent-style-name="Standard">
      <style:paragraph-properties style:line-height-at-least="0.503cm"/>
      <style:text-properties fo:color="#000000" loext:opacity="100%" style:font-name="Droid Sans Mono" fo:font-size="7pt" fo:font-weight="normal" officeooo:rsid="000f0c82" officeooo:paragraph-rsid="001ee0f7" fo:background-color="transparent" style:font-size-asian="7pt" style:font-size-complex="7pt"/>
    </style:style>
    <style:style style:name="P19" style:family="paragraph" style:parent-style-name="Standard">
      <style:paragraph-properties style:line-height-at-least="0.503cm"/>
      <style:text-properties fo:color="#ce9178" loext:opacity="100%" style:font-name="Droid Sans Mono" fo:font-size="7pt" fo:font-weight="normal" fo:background-color="#1e1e1e" style:font-size-asian="7pt" style:font-size-complex="7pt"/>
    </style:style>
    <style:style style:name="P20" style:family="paragraph" style:parent-style-name="Standard">
      <style:text-properties fo:font-size="12pt" officeooo:rsid="001ee0f7" officeooo:paragraph-rsid="001ee0f7" style:font-size-asian="12pt" style:font-size-complex="12pt"/>
    </style:style>
    <style:style style:name="P21" style:family="paragraph" style:parent-style-name="Standard">
      <style:paragraph-properties fo:break-before="page"/>
      <style:text-properties officeooo:rsid="000f0c82" officeooo:paragraph-rsid="001ee0f7"/>
    </style:style>
    <style:style style:name="T1" style:family="text">
      <style:text-properties officeooo:rsid="001ee0f7"/>
    </style:style>
    <style:style style:name="T2" style:family="text">
      <style:text-properties fo:color="#dcdcaa" loext:opacity="100%"/>
    </style:style>
    <style:style style:name="T3" style:family="text">
      <style:text-properties fo:color="#c586c0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569cd6" loext:opacity="100%" style:font-name="Droid Sans Mono" fo:font-weight="normal" fo:background-color="#1e1e1e" loext:char-shading-value="0"/>
    </style:style>
    <style:style style:name="T8" style:family="text">
      <style:text-properties fo:color="#4ec9b0" loext:opacity="100%"/>
    </style:style>
    <style:style style:name="T9" style:family="text">
      <style:text-properties officeooo:rsid="00152005"/>
    </style:style>
    <style:style style:name="T10" style:family="text">
      <style:text-properties officeooo:rsid="000f0c82"/>
    </style:style>
    <style:style style:name="T11" style:family="text">
      <style:text-properties fo:color="#808080" loext:opacity="100%"/>
    </style:style>
    <style:style style:name="T12" style:family="text">
      <style:text-properties fo:color="#808080" loext:opacity="100%" style:font-name="Droid Sans Mono" fo:font-weight="normal" fo:background-color="#1e1e1e" loext:char-shading-value="0"/>
    </style:style>
    <style:style style:name="T13" style:family="text">
      <style:text-properties fo:color="#d4d4d4" loext:opacity="100%" style:font-name="Droid Sans Mono" fo:font-weight="normal" fo:background-color="#1e1e1e" loext:char-shading-value="0"/>
    </style:style>
    <style:style style:name="T14" style:family="text">
      <style:text-properties fo:color="#6a9955" loext:opacity="100%"/>
    </style:style>
    <style:style style:name="T15" style:family="text">
      <style:text-properties fo:color="#6a9955" loext:opacity="100%" style:font-name="Droid Sans Mono" fo:font-weight="normal" officeooo:rsid="000f0c82" fo:background-color="#1e1e1e" loext:char-shading-value="0"/>
    </style:style>
    <style:style style:name="T16" style:family="text">
      <style:text-properties fo:color="#b5cea8" loext:opacity="100%"/>
    </style:style>
    <style:style style:name="T17" style:family="text">
      <style:text-properties fo:color="#000000" loext:opacity="100%" style:font-name="Droid Sans Mono" fo:font-size="12pt" fo:font-weight="normal" officeooo:rsid="000f0c82" fo:background-color="transparent" loext:char-shading-value="0" style:font-size-asian="12pt" style:font-size-complex="12pt"/>
    </style:style>
    <style:style style:name="T18" style:family="text">
      <style:text-properties fo:color="#000000" loext:opacity="100%" style:font-name="Droid Sans Mono" fo:font-weight="normal" fo:background-color="transparent" loext:char-shading-value="0"/>
    </style:style>
    <style:style style:name="T19" style:family="text">
      <style:text-properties fo:color="#000000" loext:opacity="100%" style:font-name="Liberation Serif" fo:font-size="12pt" fo:font-weight="normal" officeooo:rsid="00152005" fo:background-color="transparent" loext:char-shading-value="0" style:font-size-asian="12pt" style:font-size-complex="12pt"/>
    </style:style>
    <style:style style:name="T20" style:family="text">
      <style:text-properties fo:color="#000000" loext:opacity="100%" style:font-name="Liberation Serif" fo:font-size="12pt" fo:font-weight="normal" fo:background-color="transparent" loext:char-shading-value="0" style:font-size-asian="12pt" style:font-size-complex="12pt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officeooo:rsid="0010eaff"/>
    </style:style>
    <style:style style:name="T23" style:family="text">
      <style:text-properties officeooo:rsid="00152b17"/>
    </style:style>
    <style:style style:name="T24" style:family="text">
      <style:text-properties officeooo:rsid="00116f97"/>
    </style:style>
    <style:style style:name="T25" style:family="text">
      <style:text-properties officeooo:rsid="001358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ici the district</text:p>
      <text:p text:style-name="P1"/>
      <text:p text:style-name="P5"><text:span text:style-name="T1">V</text:span>oici l’appel à ma database dans le fichier : database.php</text:p>
      <text:p text:style-name="P3">&lt;?php</text:p>
      <text:p text:style-name="P6"><text:span text:style-name="T2">session_start</text:span>();</text:p>
      <text:p text:style-name="P6"><text:span text:style-name="T3">require_once</text:span>(<text:span text:style-name="T4">'dao.php'</text:span>);</text:p>
      <text:p text:style-name="P9"/>
      <text:p text:style-name="P6"><text:span text:style-name="T5">$servername</text:span> = <text:span text:style-name="T4">"localhost"</text:span>;</text:p>
      <text:p text:style-name="P6"><text:span text:style-name="T5">$username</text:span> = <text:span text:style-name="T4">"admin"</text:span>;</text:p>
      <text:p text:style-name="P6"><text:span text:style-name="T5">$password</text:span> = <text:span text:style-name="T4">"Afpa1234"</text:span>;</text:p>
      <text:p text:style-name="P6"><text:span text:style-name="T5">$dbname</text:span> = <text:span text:style-name="T4">"thedistrict"</text:span>;</text:p>
      <text:p text:style-name="P9"/>
      <text:p text:style-name="P6"><text:span text:style-name="T3">try</text:span> {</text:p>
      <text:p text:style-name="P6"><text:span text:style-name="T5">$conn</text:span> = <text:span text:style-name="T6">new</text:span> <text:span text:style-name="T8">PDO</text:span>(<text:span text:style-name="T4">"mysql:host=</text:span><text:span text:style-name="T5">$servername</text:span><text:span text:style-name="T4">;dbname=</text:span><text:span text:style-name="T5">$dbname</text:span><text:span text:style-name="T4">"</text:span>, <text:span text:style-name="T5">$username</text:span>, <text:span text:style-name="T5">$password</text:span>);</text:p>
      <text:p text:style-name="P14">// configurer le mode d'erreur PDO pour générer des exceptions</text:p>
      <text:p text:style-name="P6"><text:span text:style-name="T5">$conn</text:span>-&gt;<text:span text:style-name="T2">setAttribute</text:span>(<text:span text:style-name="T8">PDO</text:span>::ATTR_ERRMODE, <text:span text:style-name="T8">PDO</text:span>::ERRMODE_EXCEPTION);</text:p>
      <text:p text:style-name="P6">} <text:span text:style-name="T3">catch</text:span>(<text:span text:style-name="T8">PDOException</text:span> <text:span text:style-name="T5">$e</text:span>) {</text:p>
      <text:p text:style-name="P6"><text:span text:style-name="T2">echo</text:span> <text:span text:style-name="T4">"Erreur de connexion à la base de données: "</text:span> . <text:span text:style-name="T5">$e</text:span>-&gt;<text:span text:style-name="T2">getMessage</text:span>();</text:p>
      <text:p text:style-name="P6">}</text:p>
      <text:p text:style-name="P2">?&gt;</text:p>
      <text:p text:style-name="P2"/>
      <text:p text:style-name="P5">Toutes mes fonctions sont stockées dans un seul ficher nommé dao.php </text:p>
      <text:p text:style-name="P5"/>
      <text:p text:style-name="P1">Voici ma page accueil nommée index.php <text:span text:style-name="T17"><text:s/></text:span><text:span text:style-name="T19">qui me donne </text:span><text:span text:style-name="T20">les 6 catégories les plus populaires de ma base de données  et les 3 plats les plus vendus:</text:span></text:p>
      <text:p text:style-name="P20"><text:span text:style-name="T18"/></text:p>
      <text:p text:style-name="P16">&lt;!-- ici ma page accueil --&gt;</text:p>
      <text:p text:style-name="P7"><text:span text:style-name="T11">&lt;</text:span><text:span text:style-name="T6">body</text:span> <text:span text:style-name="T5">style</text:span>=<text:span text:style-name="T4">"background-color: #4A394a;"</text:span><text:span text:style-name="T11">&gt;</text:span></text:p>
      <text:p text:style-name="P15">&lt;!-- Header SANS L'ONGLET DE RECHERCHE --&gt;</text:p>
      <text:p text:style-name="P4">&lt;?php</text:p>
      <text:p text:style-name="P7"><text:span text:style-name="T3">require_once</text:span> (<text:span text:style-name="T4">"php/header.php"</text:span>);</text:p>
      <text:p text:style-name="P7"><text:span text:style-name="T3">require_once</text:span>(<text:span text:style-name="T4">"database.php"</text:span>);</text:p>
      <text:p text:style-name="P11"><text:span text:style-name="T7">?&gt;</text:span><text:span text:style-name="T13"><text:line-break/></text:span></text:p>
      <text:p text:style-name="P7"><text:span text:style-name="T11">&lt;</text:span><text:span text:style-name="T6">div</text:span> <text:span text:style-name="T5">class</text:span>=<text:span text:style-name="T4">"parallax"</text:span><text:span text:style-name="T11">&gt;</text:span> <text:span text:style-name="T14">&lt;!-- DEBUT PARALLAX --&gt;</text:span></text:p>
      <text:p text:style-name="P7"><text:span text:style-name="T11">&lt;</text:span><text:span text:style-name="T6">div</text:span> <text:span text:style-name="T5">class</text:span>=<text:span text:style-name="T4">"image-container position-relative"</text:span><text:span text:style-name="T11">&gt;</text:span> <text:span text:style-name="T14">&lt;!-- ICI MA VIDEO DE FOND + L'ONGLET DE RECHERCHE --&gt;</text:span></text:p>
      <text:p text:style-name="P7"><text:span text:style-name="T11">&lt;</text:span><text:span text:style-name="T6">div</text:span> <text:span text:style-name="T5">class</text:span>=<text:span text:style-name="T4">"row g-0"</text:span><text:span text:style-name="T11">&gt;</text:span> <text:span text:style-name="T14">&lt;!--Ici mon image de fond --&gt;</text:span></text:p>
      <text:p text:style-name="P7"><text:span text:style-name="T11">&lt;</text:span><text:span text:style-name="T6">video</text:span> <text:span text:style-name="T5">id</text:span>=<text:span text:style-name="T4">"video"</text:span> <text:span text:style-name="T5">class</text:span>=<text:span text:style-name="T4">"col-12"</text:span> <text:span text:style-name="T5">src</text:span>=<text:span text:style-name="T4">"images_the_district/11659-231758756_small.mp4"</text:span></text:p>
      <text:p text:style-name="P7"><text:span text:style-name="T5">style</text:span>=<text:span text:style-name="T4">"width:100vmax; height: 20vmax;"</text:span> <text:span text:style-name="T5">playsinline</text:span> <text:span text:style-name="T5">autoplay</text:span> <text:span text:style-name="T5">loop</text:span> <text:span text:style-name="T5">muted</text:span><text:span text:style-name="T11">&gt;&lt;/</text:span><text:span text:style-name="T6">video</text:span><text:span text:style-name="T11">&gt;</text:span></text:p>
      <text:p text:style-name="P7"><text:span text:style-name="T11">&lt;/</text:span><text:span text:style-name="T6">div</text:span><text:span text:style-name="T11">&gt;</text:span></text:p>
      <text:p text:style-name="P15">&lt;!-- Mon onglet recherche --&gt;</text:p>
      <text:p text:style-name="P7"><text:span text:style-name="T11">&lt;</text:span><text:span text:style-name="T6">div</text:span> <text:span text:style-name="T5">class</text:span>=<text:span text:style-name="T4">"barrerecherche"</text:span><text:span text:style-name="T11">&gt;</text:span></text:p>
      <text:p text:style-name="P7"><text:span text:style-name="T11">&lt;</text:span><text:span text:style-name="T6">form</text:span> <text:span text:style-name="T5">class</text:span>=<text:span text:style-name="T4">"d-flex"</text:span><text:span text:style-name="T11">&gt;</text:span></text:p>
      <text:p text:style-name="P7"><text:span text:style-name="T11">&lt;</text:span><text:span text:style-name="T6">input</text:span> <text:span text:style-name="T5">class</text:span>=<text:span text:style-name="T4">"form-control mr-sm-2"</text:span> <text:span text:style-name="T5">type</text:span>=<text:span text:style-name="T4">"search"</text:span> <text:span text:style-name="T5">id</text:span>=<text:span text:style-name="T4">"maRecherche"</text:span> <text:span text:style-name="T5">name</text:span>=<text:span text:style-name="T4">""</text:span> <text:span text:style-name="T5">placeholder</text:span>=<text:span text:style-name="T4">"search"</text:span> <text:span text:style-name="T11">/&gt;</text:span></text:p>
      <text:p text:style-name="P7"><text:span text:style-name="T11">&lt;</text:span><text:span text:style-name="T6">button</text:span> <text:span text:style-name="T5">type</text:span>=<text:span text:style-name="T4">"submit"</text:span> <text:span text:style-name="T5">class</text:span>=<text:span text:style-name="T4">"rounded-5"</text:span> <text:span text:style-name="T5">style</text:span>=<text:span text:style-name="T4">"color: #4f48b1;"</text:span><text:span text:style-name="T11">&gt;</text:span>Recherche<text:span text:style-name="T11">&lt;/</text:span><text:span text:style-name="T6">button</text:span><text:span text:style-name="T11">&gt;</text:span></text:p>
      <text:p text:style-name="P7"><text:span text:style-name="T11">&lt;/</text:span><text:span text:style-name="T6">form</text:span><text:span text:style-name="T11">&gt;</text:span> </text:p>
      <text:p text:style-name="P7"><text:span text:style-name="T11">&lt;/</text:span><text:span text:style-name="T6">div</text:span><text:span text:style-name="T11">&gt;</text:span></text:p>
      <text:p text:style-name="P11"><text:span text:style-name="T12">&lt;/</text:span><text:span text:style-name="T7">div</text:span><text:span text:style-name="T12">&gt;</text:span></text:p>
      <text:p text:style-name="P11"/>
      <text:p text:style-name="P7"><text:span text:style-name="T11">&lt;</text:span><text:span text:style-name="T6">main</text:span><text:span text:style-name="T11">&gt;</text:span> <text:span text:style-name="T14">&lt;!-- ICI MA PAGE AVEC LES CATEGORIES --&gt;</text:span></text:p>
      <text:p text:style-name="P11"/>
      <text:p text:style-name="P7"><text:soft-page-break/><text:span text:style-name="T11">&lt;</text:span><text:span text:style-name="T6">div</text:span> <text:span text:style-name="T5">class</text:span>=<text:span text:style-name="T4">"container-fluid mt-3 pt-5 card text-center w-75 "</text:span> <text:span text:style-name="T5">style</text:span>=<text:span text:style-name="T4">"background-color: #4A394a;"</text:span><text:span text:style-name="T11">&gt;</text:span> <text:span text:style-name="T14">&lt;!-- ICI LES 3 PREMIERES CATÉGORIES DE PLATS SUR LA PAGE ACCUEIL --&gt;</text:span></text:p>
      <text:p text:style-name="P7"><text:span text:style-name="T11">&lt;</text:span><text:span text:style-name="T6">div</text:span> <text:span text:style-name="T5">class</text:span>=<text:span text:style-name="T4">"row "</text:span><text:span text:style-name="T11">&gt;</text:span> <text:span text:style-name="T14">&lt;!-- "w-75" pour centrer les cartes au milieu --&gt;</text:span></text:p>
      <text:p text:style-name="P4">&lt;?php</text:p>
      <text:p text:style-name="P7"><text:span text:style-name="T5">$categories</text:span> = <text:span text:style-name="T2">get_categories</text:span>(<text:span text:style-name="T5">$conn</text:span>, <text:span text:style-name="T16">3</text:span>);</text:p>
      <text:p text:style-name="P7"><text:span text:style-name="T3">foreach</text:span> (<text:span text:style-name="T5">$categories</text:span> as <text:span text:style-name="T5">$categorie</text:span>) {</text:p>
      <text:p text:style-name="P7"><text:span text:style-name="T2">echo</text:span> <text:span text:style-name="T4">'&lt;div class="col-sm-4 p-3 bg-dark text-white zoomimage"&gt;</text:span></text:p>
      <text:p text:style-name="P19">&lt;div class="img-fluid "&gt;</text:p>
      <text:p text:style-name="P7"><text:span text:style-name="T4">&lt;h1&gt;'</text:span> . <text:span text:style-name="T5">$categorie</text:span>[<text:span text:style-name="T4">'libelle'</text:span>] . <text:span text:style-name="T4">'&lt;/h1&gt;</text:span></text:p>
      <text:p text:style-name="P7"><text:span text:style-name="T4">&lt;a href="plats.php?id='</text:span> . <text:span text:style-name="T5">$categorie</text:span>[<text:span text:style-name="T4">'id'</text:span>] . <text:span text:style-name="T4">'"&gt;</text:span></text:p>
      <text:p text:style-name="P7"><text:span text:style-name="T4">&lt;img class="rounded-circle mx-auto d-block border border border-black-1" src="images_the_district/category/'</text:span> . <text:span text:style-name="T5">$categorie</text:span>[<text:span text:style-name="T4">'image'</text:span>] . <text:span text:style-name="T4">'" alt="'</text:span>.<text:span text:style-name="T5">$category</text:span>[<text:span text:style-name="T4">'libelle'</text:span>].<text:span text:style-name="T4">'"&gt;</text:span></text:p>
      <text:p text:style-name="P19">&lt;/a&gt;</text:p>
      <text:p text:style-name="P19">&lt;/div&gt;</text:p>
      <text:p text:style-name="P7"><text:span text:style-name="T4">&lt;/div&gt;'</text:span>;</text:p>
      <text:p text:style-name="P7">}</text:p>
      <text:p text:style-name="P7"><text:span text:style-name="T6">?&gt;</text:span></text:p>
      <text:p text:style-name="P7"><text:span text:style-name="T11">&lt;/</text:span><text:span text:style-name="T6">div</text:span><text:span text:style-name="T11">&gt;</text:span></text:p>
      <text:p text:style-name="P7"><text:span text:style-name="T11">&lt;/</text:span><text:span text:style-name="T6">div</text:span><text:span text:style-name="T11">&gt;</text:span></text:p>
      <text:p text:style-name="P11"/>
      <text:p text:style-name="P15">&lt;!-- ICI LES 3 AUTRES CATÉGORIES DE PLAT SUR LA PAGE ACCUEIL --&gt;</text:p>
      <text:p text:style-name="P11"/>
      <text:p text:style-name="P7"><text:span text:style-name="T11">&lt;</text:span><text:span text:style-name="T6">div</text:span> <text:span text:style-name="T5">class</text:span>=<text:span text:style-name="T4">"container-fluid mt-3 pt-5 card text-center w-75 "</text:span> <text:span text:style-name="T5">style</text:span>=<text:span text:style-name="T4">"background-color: #4A394a;"</text:span><text:span text:style-name="T11">&gt;</text:span> </text:p>
      <text:p text:style-name="P7"><text:span text:style-name="T11">&lt;</text:span><text:span text:style-name="T6">div</text:span> <text:span text:style-name="T5">class</text:span>=<text:span text:style-name="T4">"row "</text:span><text:span text:style-name="T11">&gt;</text:span> </text:p>
      <text:p text:style-name="P4">&lt;?php</text:p>
      <text:p text:style-name="P7"><text:span text:style-name="T5">$categories</text:span> = <text:span text:style-name="T2">get_categories</text:span>(<text:span text:style-name="T5">$conn</text:span>, <text:span text:style-name="T16">3</text:span>, <text:span text:style-name="T16">3</text:span>);</text:p>
      <text:p text:style-name="P7"><text:span text:style-name="T3">foreach</text:span> (<text:span text:style-name="T5">$categories</text:span> as <text:span text:style-name="T5">$categorie</text:span>) {</text:p>
      <text:p text:style-name="P7"><text:span text:style-name="T2">echo</text:span> <text:span text:style-name="T4">'&lt;div class="col-sm-4 p-3 bg-secondary text-white zoomimage"&gt;</text:span></text:p>
      <text:p text:style-name="P19">&lt;div class="img-fluid "&gt;</text:p>
      <text:p text:style-name="P7"><text:span text:style-name="T4">&lt;h1&gt;'</text:span> . <text:span text:style-name="T5">$categorie</text:span>[<text:span text:style-name="T4">'libelle'</text:span>] . <text:span text:style-name="T4">'&lt;/h1&gt;</text:span></text:p>
      <text:p text:style-name="P7"><text:span text:style-name="T4">&lt;a href="plats.php?id='</text:span> . <text:span text:style-name="T5">$categorie</text:span>[<text:span text:style-name="T4">'id'</text:span>] . <text:span text:style-name="T4">'"&gt;</text:span></text:p>
      <text:p text:style-name="P7"><text:span text:style-name="T4">&lt;img class="rounded-circle mx-auto d-block border border border-black-1" src="images_the_district/category/'</text:span> . <text:span text:style-name="T5">$categorie</text:span>[<text:span text:style-name="T4">'image'</text:span>] . <text:span text:style-name="T4">'" alt=""&gt;</text:span></text:p>
      <text:p text:style-name="P19">&lt;/a&gt;</text:p>
      <text:p text:style-name="P19">&lt;/div&gt;</text:p>
      <text:p text:style-name="P7"><text:span text:style-name="T4">&lt;/div&gt;'</text:span>;</text:p>
      <text:p text:style-name="P7">}</text:p>
      <text:p text:style-name="P7"><text:span text:style-name="T6">?&gt;</text:span></text:p>
      <text:p text:style-name="P7"><text:span text:style-name="T11">&lt;/</text:span><text:span text:style-name="T6">div</text:span><text:span text:style-name="T11">&gt;</text:span></text:p>
      <text:p text:style-name="P7"><text:span text:style-name="T11">&lt;/</text:span><text:span text:style-name="T6">div</text:span><text:span text:style-name="T11">&gt;</text:span></text:p>
      <text:p text:style-name="P8"/>
      <text:p text:style-name="P15">&lt;!-- ICI LES 3 PLATS SUR LA PAGE ACCUEIL --&gt;</text:p>
      <text:p text:style-name="P11"/>
      <text:p text:style-name="P7"><text:span text:style-name="T11">&lt;</text:span><text:span text:style-name="T6">div</text:span> <text:span text:style-name="T5">class</text:span>=<text:span text:style-name="T4">"container-fluid mt-3 pt-5 card text-center w-75 img-fluid"</text:span> <text:span text:style-name="T5">style</text:span>=<text:span text:style-name="T4">"background-color: #4A394a;"</text:span><text:span text:style-name="T11">&gt;</text:span> </text:p>
      <text:p text:style-name="P7"><text:span text:style-name="T11">&lt;</text:span><text:span text:style-name="T6">div</text:span> <text:span text:style-name="T5">class</text:span>=<text:span text:style-name="T4">"row "</text:span><text:span text:style-name="T11">&gt;</text:span></text:p>
      <text:p text:style-name="P4">&lt;?php</text:p>
      <text:p text:style-name="P7"><text:span text:style-name="T5">$plats</text:span> = <text:span text:style-name="T2">get_best_sellers</text:span>(<text:span text:style-name="T5">$conn</text:span>, <text:span text:style-name="T16">3</text:span>);</text:p>
      <text:p text:style-name="P7"><text:span text:style-name="T3">foreach</text:span> (<text:span text:style-name="T5">$plats</text:span> as <text:span text:style-name="T5">$plat</text:span>) {</text:p>
      <text:p text:style-name="P7"><text:span text:style-name="T2">echo</text:span> <text:span text:style-name="T4">'&lt;div class="col-sm-4 p-3 bg-dark text-white"&gt;</text:span></text:p>
      <text:p text:style-name="P7"><text:soft-page-break/><text:span text:style-name="T4">&lt;img class="rounded-2 mx-auto d-block border border-black-1" src="Mesimages/'</text:span> . <text:span text:style-name="T5">$plat</text:span>[<text:span text:style-name="T4">'image'</text:span>] . <text:span text:style-name="T4">'" width="50%" height="80%" alt=""&gt;</text:span></text:p>
      <text:p text:style-name="P7"><text:span text:style-name="T4">&lt;/div&gt;'</text:span>;</text:p>
      <text:p text:style-name="P7">}</text:p>
      <text:p text:style-name="P7"><text:span text:style-name="T6">?&gt;</text:span></text:p>
      <text:p text:style-name="P7"><text:span text:style-name="T11">&lt;/</text:span><text:span text:style-name="T6">div</text:span><text:span text:style-name="T11">&gt;</text:span></text:p>
      <text:p text:style-name="P7"><text:span text:style-name="T11">&lt;/</text:span><text:span text:style-name="T6">div</text:span><text:span text:style-name="T11">&gt;</text:span></text:p>
      <text:p text:style-name="P11"/>
      <text:p text:style-name="P7"><text:span text:style-name="T11">&lt;/</text:span><text:span text:style-name="T6">main</text:span><text:span text:style-name="T11">&gt;</text:span></text:p>
      <text:p text:style-name="P11"/>
      <text:p text:style-name="P7"><text:span text:style-name="T11">&lt;/</text:span><text:span text:style-name="T6">div</text:span><text:span text:style-name="T11">&gt;</text:span> <text:line-break/></text:p>
      <text:p text:style-name="P7"><text:span text:style-name="T11">&lt;/</text:span><text:span text:style-name="T6">div</text:span><text:span text:style-name="T11">&gt;</text:span> <text:span text:style-name="T14">&lt;!-- FIN PARALLAX --&gt;</text:span></text:p>
      <text:p text:style-name="P8"/>
      <text:p text:style-name="P15">&lt;!-- ICI MON FOOTER OU PIED DE PAGE AVEC LES LOGOS --&gt;</text:p>
      <text:p text:style-name="P4">&lt;?php</text:p>
      <text:p text:style-name="P7"><text:span text:style-name="T3">require_once</text:span> (<text:span text:style-name="T4">'php/footer.php'</text:span>);</text:p>
      <text:p text:style-name="P7"><text:span text:style-name="T6">?&gt;</text:span></text:p>
      <text:p text:style-name="P13"/>
      <text:p text:style-name="P1"/>
      <text:p text:style-name="P5"><text:span text:style-name="T10">Voici ma page plats.php </text:span><text:span text:style-name="T9">qui me donne tous les plats de ma base de données</text:span></text:p>
      <text:p text:style-name="P12"><text:span text:style-name="T15">&lt;!-- ICI MA PAGE TOUS LES PLATS: Avec tous les plats --&gt;</text:span></text:p>
      <text:p text:style-name="P7"><text:span text:style-name="T11">&lt;</text:span><text:span text:style-name="T6">body</text:span> <text:span text:style-name="T5">style</text:span>=<text:span text:style-name="T4">"background-color: #4A394a;"</text:span><text:span text:style-name="T11">&gt;</text:span></text:p>
      <text:p text:style-name="P11"/>
      <text:p text:style-name="P15">&lt;!-- Header --&gt;</text:p>
      <text:p text:style-name="P4">&lt;?php</text:p>
      <text:p text:style-name="P7"><text:span text:style-name="T3">require_once</text:span> (<text:span text:style-name="T4">"php/header.php"</text:span>);</text:p>
      <text:p text:style-name="P7"><text:span text:style-name="T3">require_once</text:span>(<text:span text:style-name="T4">"database.php"</text:span>);</text:p>
      <text:p text:style-name="P7"><text:span text:style-name="T5">$plats</text:span> = <text:span text:style-name="T2">getPlats</text:span>();</text:p>
      <text:p text:style-name="P7"><text:span text:style-name="T6">?&gt;</text:span> </text:p>
      <text:p text:style-name="P10"/>
      <text:p text:style-name="P7"><text:span text:style-name="T11">&lt;</text:span><text:span text:style-name="T6">div</text:span> <text:span text:style-name="T5">class</text:span>=<text:span text:style-name="T4">"image-container position-relative"</text:span><text:span text:style-name="T11">&gt;</text:span> <text:span text:style-name="T14">&lt;!-- ICI MON MA VIDEO DE FOND SANS L'ONGLET DE RECHERCHE --&gt;</text:span></text:p>
      <text:p text:style-name="P7"><text:span text:style-name="T11">&lt;</text:span><text:span text:style-name="T6">div</text:span> <text:span text:style-name="T5">class</text:span>=<text:span text:style-name="T4">"row g-0"</text:span><text:span text:style-name="T11">&gt;</text:span> <text:span text:style-name="T14">&lt;!--Ici mon image de fond --&gt;</text:span></text:p>
      <text:p text:style-name="P7"><text:span text:style-name="T11">&lt;</text:span><text:span text:style-name="T6">video</text:span> <text:span text:style-name="T5">id</text:span>=<text:span text:style-name="T4">"video"</text:span> <text:span text:style-name="T5">class</text:span>=<text:span text:style-name="T4">"col-12"</text:span> <text:span text:style-name="T5">src</text:span>=<text:span text:style-name="T4">"images_the_district/11659-231758756_small.mp4"</text:span></text:p>
      <text:p text:style-name="P7"><text:span text:style-name="T5">style</text:span>=<text:span text:style-name="T4">"width:100vmax; height: 20vmax;"</text:span> <text:span text:style-name="T5">playsinline</text:span> <text:span text:style-name="T5">autoplay</text:span> <text:span text:style-name="T5">loop</text:span> <text:span text:style-name="T5">muted</text:span><text:span text:style-name="T11">&gt;&lt;/</text:span><text:span text:style-name="T6">video</text:span><text:span text:style-name="T11">&gt;</text:span></text:p>
      <text:p text:style-name="P7"><text:span text:style-name="T11">&lt;/</text:span><text:span text:style-name="T6">div</text:span><text:span text:style-name="T11">&gt;</text:span> </text:p>
      <text:p text:style-name="P7"><text:span text:style-name="T11">&lt;/</text:span><text:span text:style-name="T6">div</text:span><text:span text:style-name="T11">&gt;</text:span></text:p>
      <text:p text:style-name="P11"/>
      <text:p text:style-name="P15">&lt;!-- ****************************** CAROUSEL AVEC 32 IMAGES DE TOUTES LES CATEGORIES ******************************************************** --&gt;</text:p>
      <text:p text:style-name="P11"/>
      <text:p text:style-name="P15">&lt;!-- DEBUT CAROUSSEL TOUS LES 12 PLATS --&gt;</text:p>
      <text:p text:style-name="P7"><text:span text:style-name="T11">&lt;</text:span><text:span text:style-name="T6">main</text:span><text:span text:style-name="T11">&gt;</text:span></text:p>
      <text:p text:style-name="P7"><text:span text:style-name="T11">&lt;</text:span><text:span text:style-name="T6">div</text:span> <text:span text:style-name="T5">id</text:span>=<text:span text:style-name="T4">"carouselExample"</text:span> <text:span text:style-name="T5">class</text:span>=<text:span text:style-name="T4">"carousel slide text-center"</text:span> <text:span text:style-name="T5">data-bs-ride</text:span>=<text:span text:style-name="T4">"carousel"</text:span> <text:span text:style-name="T5">style</text:span>=<text:span text:style-name="T4">"background-color: #4A394a;"</text:span><text:span text:style-name="T11">&gt;</text:span></text:p>
      <text:p text:style-name="P7"><text:span text:style-name="T11">&lt;</text:span><text:span text:style-name="T6">div</text:span> <text:span text:style-name="T5">class</text:span>=<text:span text:style-name="T4">"carousel-inner"</text:span><text:span text:style-name="T11">&gt;</text:span></text:p>
      <text:p text:style-name="P11"/>
      <text:p text:style-name="P7"><text:span text:style-name="T6">&lt;?php</text:span> </text:p>
      <text:p text:style-name="P15">// Boucle pour afficher chaque plat</text:p>
      <text:p text:style-name="P7"><text:span text:style-name="T3">foreach</text:span>(<text:span text:style-name="T5">$plats</text:span> as <text:span text:style-name="T5">$key</text:span> =&gt; <text:span text:style-name="T5">$plat</text:span>) : </text:p>
      <text:p text:style-name="P7"><text:span text:style-name="T3">if</text:span>(<text:span text:style-name="T5">$key</text:span> % <text:span text:style-name="T16">4</text:span> === <text:span text:style-name="T16">0</text:span>) :</text:p>
      <text:p text:style-name="P7"><text:soft-page-break/><text:span text:style-name="T6">?&gt;</text:span></text:p>
      <text:p text:style-name="P7"><text:span text:style-name="T11">&lt;</text:span><text:span text:style-name="T6">div</text:span> <text:span text:style-name="T5">class</text:span>=<text:span text:style-name="T4">"carousel-item </text:span><text:span text:style-name="T6">&lt;?php</text:span> <text:span text:style-name="T2">echo</text:span> <text:span text:style-name="T5">$key</text:span> === <text:span text:style-name="T16">0</text:span> ? <text:span text:style-name="T4">'active'</text:span> : <text:span text:style-name="T4">''</text:span>; <text:span text:style-name="T6">?&gt;</text:span><text:span text:style-name="T4">"</text:span><text:span text:style-name="T11">&gt;</text:span></text:p>
      <text:p text:style-name="P7"><text:span text:style-name="T11">&lt;</text:span><text:span text:style-name="T6">div</text:span> <text:span text:style-name="T5">class</text:span>=<text:span text:style-name="T4">"card-group"</text:span><text:span text:style-name="T11">&gt;</text:span> <text:span text:style-name="T14">&lt;!-- ****************** 1ER CAROUSEL AVEC 4 IMAGES ************************* --&gt;</text:span></text:p>
      <text:p text:style-name="P7"><text:span text:style-name="T11">&lt;</text:span><text:span text:style-name="T6">div</text:span> <text:span text:style-name="T5">class</text:span>=<text:span text:style-name="T4">"col-12 mx-auto p-2 "</text:span><text:span text:style-name="T11">&gt;</text:span> <text:span text:style-name="T11">&lt;</text:span><text:span text:style-name="T6">h1</text:span> <text:span text:style-name="T5">class</text:span>=<text:span text:style-name="T4">"h5couleurcat"</text:span><text:span text:style-name="T11">&gt;</text:span>TOUS LES PLATS<text:span text:style-name="T11">&lt;/</text:span><text:span text:style-name="T6">h1</text:span><text:span text:style-name="T11">&gt;&lt;/</text:span><text:span text:style-name="T6">div</text:span><text:span text:style-name="T11">&gt;</text:span></text:p>
      <text:p text:style-name="P7"><text:span text:style-name="T6">&lt;?php</text:span> <text:span text:style-name="T3">endif</text:span>; <text:span text:style-name="T6">?&gt;</text:span></text:p>
      <text:p text:style-name="P11"/>
      <text:p text:style-name="P15">&lt;!-- Ajouter des cartes ici selon besoin --&gt;</text:p>
      <text:p text:style-name="P7"><text:span text:style-name="T11">&lt;</text:span><text:span text:style-name="T6">div</text:span> <text:span text:style-name="T5">class</text:span>=<text:span text:style-name="T4">"img-fluid col-sm-3 p-3 bg-dark text-white"</text:span><text:span text:style-name="T11">&gt;</text:span></text:p>
      <text:p text:style-name="P7"><text:span text:style-name="T11">&lt;</text:span><text:span text:style-name="T6">img</text:span> <text:span text:style-name="T5">class</text:span>=<text:span text:style-name="T4">"rounded-circle mx-auto d-block"</text:span> <text:span text:style-name="T5">src</text:span>=<text:span text:style-name="T4">"Mesimages/</text:span><text:span text:style-name="T6">&lt;?=</text:span> <text:span text:style-name="T5">$plat</text:span>[<text:span text:style-name="T4">'image'</text:span>]; <text:span text:style-name="T6">?&gt;</text:span><text:span text:style-name="T4">"</text:span> <text:span text:style-name="T5">alt</text:span>=<text:span text:style-name="T4">"..."</text:span><text:span text:style-name="T11">&gt;</text:span></text:p>
      <text:p text:style-name="P7"><text:span text:style-name="T11">&lt;</text:span><text:span text:style-name="T6">div</text:span> <text:span text:style-name="T5">class</text:span>=<text:span text:style-name="T4">"card-body"</text:span><text:span text:style-name="T11">&gt;</text:span></text:p>
      <text:p text:style-name="P7"><text:span text:style-name="T11">&lt;</text:span><text:span text:style-name="T6">h5</text:span> <text:span text:style-name="T5">class</text:span>=<text:span text:style-name="T4">"card-title tailletitreplat"</text:span><text:span text:style-name="T11">&gt;</text:span><text:span text:style-name="T6">&lt;?php</text:span> <text:span text:style-name="T2">echo</text:span> <text:span text:style-name="T5">$plat</text:span>[<text:span text:style-name="T4">'libelle'</text:span>]; <text:span text:style-name="T6">?&gt;</text:span><text:span text:style-name="T11">&lt;/</text:span><text:span text:style-name="T6">h5</text:span><text:span text:style-name="T11">&gt;</text:span></text:p>
      <text:p text:style-name="P7"><text:span text:style-name="T11">&lt;</text:span><text:span text:style-name="T6">p</text:span> <text:span text:style-name="T5">class</text:span>=<text:span text:style-name="T4">"card-text tailledescriplat"</text:span><text:span text:style-name="T11">&gt;</text:span><text:span text:style-name="T6">&lt;?php</text:span> <text:span text:style-name="T2">echo</text:span> <text:span text:style-name="T5">$plat</text:span>[<text:span text:style-name="T4">'description'</text:span>]; <text:span text:style-name="T6">?&gt;</text:span><text:span text:style-name="T11">&lt;/</text:span><text:span text:style-name="T6">p</text:span><text:span text:style-name="T11">&gt;</text:span></text:p>
      <text:p text:style-name="P7"><text:span text:style-name="T11">&lt;</text:span><text:span text:style-name="T6">a</text:span> <text:span text:style-name="T5">href</text:span>=<text:span text:style-name="T4">"commande.php?id=</text:span><text:span text:style-name="T6">&lt;?php</text:span> <text:span text:style-name="T2">echo</text:span> <text:span text:style-name="T5">$plat</text:span>[<text:span text:style-name="T4">'id'</text:span>]; <text:span text:style-name="T6">?&gt;</text:span><text:span text:style-name="T4">"</text:span> <text:span text:style-name="T5">class</text:span>=<text:span text:style-name="T4">"btn btn-primary tailletextcommand"</text:span><text:span text:style-name="T11">&gt;</text:span>Commander<text:span text:style-name="T11">&lt;/</text:span><text:span text:style-name="T6">a</text:span><text:span text:style-name="T11">&gt;</text:span></text:p>
      <text:p text:style-name="P7"><text:span text:style-name="T11">&lt;/</text:span><text:span text:style-name="T6">div</text:span><text:span text:style-name="T11">&gt;</text:span></text:p>
      <text:p text:style-name="P7"><text:span text:style-name="T11">&lt;/</text:span><text:span text:style-name="T6">div</text:span><text:span text:style-name="T11">&gt;</text:span></text:p>
      <text:p text:style-name="P7"><text:span text:style-name="T6">&lt;?php</text:span> <text:span text:style-name="T3">if</text:span>((<text:span text:style-name="T5">$key</text:span>+<text:span text:style-name="T16">1</text:span>) % <text:span text:style-name="T16">4</text:span> === <text:span text:style-name="T16">0</text:span> || <text:span text:style-name="T5">$key</text:span> === <text:span text:style-name="T2">count</text:span>(<text:span text:style-name="T5">$plats</text:span>)-<text:span text:style-name="T16">1</text:span>) : <text:span text:style-name="T6">?&gt;</text:span></text:p>
      <text:p text:style-name="P7"><text:span text:style-name="T11">&lt;/</text:span><text:span text:style-name="T6">div</text:span><text:span text:style-name="T11">&gt;</text:span></text:p>
      <text:p text:style-name="P7"><text:span text:style-name="T11">&lt;/</text:span><text:span text:style-name="T6">div</text:span><text:span text:style-name="T11">&gt;</text:span></text:p>
      <text:p text:style-name="P7"><text:span text:style-name="T6">&lt;?php</text:span> <text:span text:style-name="T3">endif</text:span>; <text:span text:style-name="T6">?&gt;</text:span></text:p>
      <text:p text:style-name="P11"/>
      <text:p text:style-name="P7"><text:span text:style-name="T6">&lt;?php</text:span> <text:span text:style-name="T3">endforeach</text:span>; <text:span text:style-name="T6">?&gt;</text:span></text:p>
      <text:p text:style-name="P10"/>
      <text:p text:style-name="P15">&lt;!-- Fermeture des deux balises de mon carousel-item--&gt;</text:p>
      <text:p text:style-name="P7"><text:span text:style-name="T11">&lt;/</text:span><text:span text:style-name="T6">div</text:span><text:span text:style-name="T11">&gt;</text:span></text:p>
      <text:p text:style-name="P7"><text:span text:style-name="T11">&lt;/</text:span><text:span text:style-name="T6">div</text:span><text:span text:style-name="T11">&gt;</text:span></text:p>
      <text:p text:style-name="P10"/>
      <text:p text:style-name="P15">&lt;!-- ************************************************************************* --&gt;</text:p>
      <text:p text:style-name="P11"/>
      <text:p text:style-name="P15">&lt;!-- Ajouter d'autres items pour le carrousel ici --&gt;</text:p>
      <text:p text:style-name="P15">&lt;!--ICI Mes boutons de carousel --&gt;</text:p>
      <text:p text:style-name="P7"><text:span text:style-name="T11">&lt;</text:span><text:span text:style-name="T6">div</text:span> <text:span text:style-name="T5">class</text:span>=<text:span text:style-name="T4">"carousel-controls"</text:span><text:span text:style-name="T11">&gt;</text:span></text:p>
      <text:p text:style-name="P7"><text:span text:style-name="T11">&lt;</text:span><text:span text:style-name="T6">button</text:span> <text:span text:style-name="T5">class</text:span>=<text:span text:style-name="T4">"carousel-control-prev"</text:span> <text:span text:style-name="T5">id</text:span>=<text:span text:style-name="T4">"carouselcatprec"</text:span> <text:span text:style-name="T5">type</text:span>=<text:span text:style-name="T4">"button"</text:span> <text:span text:style-name="T5">data-bs-target</text:span>=<text:span text:style-name="T4">"#carouselExample"</text:span> <text:span text:style-name="T5">data-bs-slide</text:span>=<text:span text:style-name="T4">"prev"</text:span><text:span text:style-name="T11">&gt;</text:span></text:p>
      <text:p text:style-name="P7"><text:span text:style-name="T11">&lt;</text:span><text:span text:style-name="T6">span</text:span> <text:span text:style-name="T5">class</text:span>=<text:span text:style-name="T4">"carousel-control-prev-icon"</text:span> <text:span text:style-name="T5">aria-hidden</text:span>=<text:span text:style-name="T4">"true"</text:span><text:span text:style-name="T11">&gt;&lt;/</text:span><text:span text:style-name="T6">span</text:span><text:span text:style-name="T11">&gt;&lt;</text:span><text:span text:style-name="T6">strong</text:span><text:span text:style-name="T11">&gt;</text:span></text:p>
      <text:p text:style-name="P7">Précédent<text:span text:style-name="T11">&lt;/</text:span><text:span text:style-name="T6">strong</text:span><text:span text:style-name="T11">&gt;</text:span></text:p>
      <text:p text:style-name="P7"><text:span text:style-name="T11">&lt;/</text:span><text:span text:style-name="T6">button</text:span><text:span text:style-name="T11">&gt;</text:span></text:p>
      <text:p text:style-name="P7"><text:span text:style-name="T11">&lt;</text:span><text:span text:style-name="T6">button</text:span> <text:span text:style-name="T5">class</text:span>=<text:span text:style-name="T4">"carousel-control-next"</text:span> <text:span text:style-name="T5">id</text:span>=<text:span text:style-name="T4">"carouselcatsuiv"</text:span> <text:span text:style-name="T5">type</text:span>=<text:span text:style-name="T4">"button"</text:span> <text:span text:style-name="T5">data-bs-target</text:span>=<text:span text:style-name="T4">"#carouselExample"</text:span> <text:span text:style-name="T5">data-bs-slide</text:span>=<text:span text:style-name="T4">"next"</text:span><text:span text:style-name="T11">&gt;</text:span></text:p>
      <text:p text:style-name="P7"><text:span text:style-name="T11">&lt;</text:span><text:span text:style-name="T6">span</text:span> <text:span text:style-name="T5">class</text:span>=<text:span text:style-name="T4">"carousel-control-next-icon"</text:span> <text:span text:style-name="T5">aria-hidden</text:span>=<text:span text:style-name="T4">"true"</text:span><text:span text:style-name="T11">&gt;&lt;/</text:span><text:span text:style-name="T6">span</text:span><text:span text:style-name="T11">&gt;</text:span></text:p>
      <text:p text:style-name="P7"><text:span text:style-name="T11">&lt;</text:span><text:span text:style-name="T6">strong</text:span><text:span text:style-name="T11">&gt;</text:span>Suivant<text:span text:style-name="T11">&lt;/</text:span><text:span text:style-name="T6">strong</text:span><text:span text:style-name="T11">&gt;</text:span></text:p>
      <text:p text:style-name="P7"><text:span text:style-name="T11">&lt;/</text:span><text:span text:style-name="T6">button</text:span><text:span text:style-name="T11">&gt;</text:span></text:p>
      <text:p text:style-name="P7"><text:span text:style-name="T11">&lt;/</text:span><text:span text:style-name="T6">div</text:span><text:span text:style-name="T11">&gt;</text:span></text:p>
      <text:p text:style-name="P7"><text:span text:style-name="T11">&lt;/</text:span><text:span text:style-name="T6">main</text:span><text:span text:style-name="T11">&gt;</text:span></text:p>
      <text:p text:style-name="P8"/>
      <text:p text:style-name="P15">&lt;!-- ICI MON FOOTER OU PIED DE PAGE AVEC LES LOGOS --&gt;</text:p>
      <text:p text:style-name="P4">&lt;?php</text:p>
      <text:p text:style-name="P7"><text:span text:style-name="T3">require_once</text:span> (<text:span text:style-name="T4">'php/footer.php'</text:span>);</text:p>
      <text:p text:style-name="P7"><text:span text:style-name="T6">?&gt;</text:span></text:p>
      <text:p text:style-name="P21"/>
      <text:p text:style-name="P18"><text:span text:style-name="T21">travail à faire </text:span>: <text:span text:style-name="T22">EN respectant le format de ma page, </text:span>faire appel à la base de données. <text:span text:style-name="T1">Pour chaque clic d’une catégorie de la page <text:s/>index.php, je dois avoir accès à la page de plats.php avec uniquement les plats de la catégorie sélectionnée. </text:span></text:p>
      <text:p text:style-name="P18"><text:s/><text:span text:style-name="T25">Un code compréhensible et détaillé. Les fonctions sont stockées dans le dao.php</text:span></text:p>
      <text:p text:style-name="P17"/>
      <text:p text:style-name="P17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1:39:19.059716623</meta:creation-date>
    <meta:generator>LibreOffice/7.3.7.2$Linux_X86_64 LibreOffice_project/30$Build-2</meta:generator>
    <dc:date>2024-07-12T11:53:57.611676683</dc:date>
    <meta:editing-duration>PT14M38S</meta:editing-duration>
    <meta:editing-cycles>2</meta:editing-cycles>
    <meta:document-statistic meta:table-count="0" meta:image-count="0" meta:object-count="0" meta:page-count="5" meta:paragraph-count="162" meta:word-count="830" meta:character-count="6559" meta:non-whitespace-character-count="5903"/>
  </office:meta>
</office:document-meta>
</file>